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5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 ALUMN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CTIVIDADES ASIGNAD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.6" calcext:value-type="float">
            <text:p>2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21:22:02.7240812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9:53:37.592106556</meta:creation-date>
    <dc:date>2020-10-31T23:27:21.288057350</dc:date>
    <meta:editing-duration>PT2H8M31S</meta:editing-duration>
    <meta:editing-cycles>3</meta:editing-cycles>
    <meta:generator>LibreOffice/6.4.6.2$Linux_X86_64 LibreOffice_project/40$Build-2</meta:generator>
    <meta:document-statistic meta:table-count="1" meta:cell-count="9" meta:object-count="0"/>
  </office:meta>
</office:document-meta>
</file>